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3">
      <style:text-properties style:font-name="Segoe UI" officeooo:rsid="001bfc78" officeooo:paragraph-rsid="001bfc78"/>
    </style:style>
    <style:style style:name="P2" style:family="paragraph" style:parent-style-name="Heading_20_1">
      <style:text-properties style:font-name="Segoe UI" officeooo:paragraph-rsid="001bfc78"/>
    </style:style>
    <style:style style:name="P3" style:family="paragraph" style:parent-style-name="Heading_20_2">
      <style:text-properties style:font-name="Segoe UI" officeooo:paragraph-rsid="001bfc78"/>
    </style:style>
    <style:style style:name="P4" style:family="paragraph" style:parent-style-name="Heading_20_2">
      <style:text-properties style:font-name="Segoe UI" officeooo:rsid="001bfc78" officeooo:paragraph-rsid="001bfc78"/>
    </style:style>
    <style:style style:name="P5" style:family="paragraph" style:parent-style-name="Standard">
      <style:text-properties officeooo:paragraph-rsid="001bfc78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2pt" fo:font-style="normal" fo:text-shadow="none" style:text-underline-style="none" fo:font-weight="normal" officeooo:rsid="0015efcc" officeooo:paragraph-rsid="001bfc78" style:font-name-asian="NSimSun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2pt" fo:font-style="normal" fo:text-shadow="none" style:text-underline-style="none" fo:font-weight="normal" officeooo:rsid="001bfc78" officeooo:paragraph-rsid="001bfc78" style:font-name-asian="NSimSun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style:font-name="Segoe UI" officeooo:rsid="001bfc78" officeooo:paragraph-rsid="001bfc78"/>
    </style:style>
    <style:style style:name="P9" style:family="paragraph" style:parent-style-name="Text_20_body" style:list-style-name="L1">
      <style:text-properties style:font-name="Segoe UI" officeooo:rsid="001bfc78" officeooo:paragraph-rsid="001bfc78"/>
    </style:style>
    <style:style style:name="P10" style:family="paragraph" style:parent-style-name="Text_20_body" style:list-style-name="L2">
      <style:text-properties style:font-name="Segoe UI" officeooo:rsid="001bfc78" officeooo:paragraph-rsid="001bfc78"/>
    </style:style>
    <style:style style:name="P11" style:family="paragraph" style:parent-style-name="Text_20_body" style:list-style-name="L3">
      <style:text-properties style:font-name="Segoe UI" officeooo:rsid="001bfc78" officeooo:paragraph-rsid="001bfc78"/>
    </style:style>
    <style:style style:name="P12" style:family="paragraph" style:parent-style-name="Title">
      <style:text-properties style:font-name="Segoe UI" officeooo:paragraph-rsid="001bfc78"/>
    </style:style>
    <style:style style:name="T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name-asian="NSimSun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5efcc" style:font-name-asian="NSimSun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/>
    </style:style>
    <style:style style:name="T3" style:family="text">
      <style:text-properties officeooo:rsid="00165122"/>
    </style:style>
    <style:style style:name="T4" style:family="text">
      <style:text-properties style:font-name="Liberation Sans" fo:font-size="28pt" fo:font-weight="bold" officeooo:rsid="001bfc78" style:font-name-asian="Microsoft YaHei" style:font-size-asian="28pt" style:font-weight-asian="bold" style:font-name-complex="Arial Unicode MS" style:font-size-complex="28pt" style:font-weight-complex="bold"/>
    </style:style>
    <style:style style:name="T5" style:family="text">
      <style:text-properties officeooo:rsid="001bfc78"/>
    </style:style>
    <style:style style:name="T6" style:family="text">
      <style:text-properties officeooo:rsid="0017e4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Contenu de la page </text:span><text:span text:style-name="T4">contact<text:line-break/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En tête</text:p>
          </table:table-cell>
        </table:table-row>
        <table:table-row>
          <table:table-cell table:style-name="Tableau1.A2" office:value-type="string">
            <text:p text:style-name="P6">Illustration : illutration-header-<text:span text:style-name="T5">contact</text:span>.<text:span text:style-name="T6">svg</text:span></text:p>
            <text:h text:style-name="P2" text:outline-level="1">Nous contacter</text:h>
            <text:p text:style-name="P6">Lorem ipsum dolor sit amet consectetur adipisicing elit. Consequatur, voluptatum omnis! Nesciunt fuga illum magnam. </text:p>
          </table:table-cell>
        </table:table-row>
      </table:table>
      <text:p text:style-name="P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Main</text:p>
          </table:table-cell>
        </table:table-row>
        <table:table-row>
          <table:table-cell table:style-name="Tableau2.A2" office:value-type="string">
            <text:h text:style-name="P3" text:outline-level="2">Une question ? Besoin de précisions ? Contactez-nous ! </text:h>
          </table:table-cell>
        </table:table-row>
      </table:table>
      <text:p text:style-name="P5"/>
      <text:p text:style-name="P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">Formulaire</text:p>
          </table:table-cell>
        </table:table-row>
        <table:table-row>
          <table:table-cell table:style-name="Tableau3.A2" office:value-type="string">
            <text:h text:style-name="P4" text:outline-level="2"><text:span text:style-name="T2">N</text:span><text:span text:style-name="T1">om</text:span></text:h>
            <text:p text:style-name="P8"><text:span text:style-name="T1">Email</text:span></text:p>
            <text:p text:style-name="P8"><text:span text:style-name="T1">Téléphone</text:span></text:p>
            <text:p text:style-name="P8"><text:span text:style-name="T1">Quel service souhaitez-vous contacter ? </text:span></text:p>
            <text:list xml:id="list1327882164" text:style-name="L1">
              <text:list-item>
                <text:p text:style-name="P9"><text:span text:style-name="T1">Service Technique</text:span></text:p>
              </text:list-item>
              <text:list-item>
                <text:p text:style-name="P9"><text:span text:style-name="T1">Service Commercial</text:span></text:p>
              </text:list-item>
              <text:list-item>
                <text:p text:style-name="P9"><text:span text:style-name="T1">Question générale</text:span></text:p>
              </text:list-item>
            </text:list>
            <text:h text:style-name="P1" text:outline-level="3"><text:span text:style-name="T1">Votre équipement ?</text:span></text:h>
            <text:list xml:id="list3573703324" text:style-name="L2">
              <text:list-item>
                <text:p text:style-name="P10"><text:span text:style-name="T1">Ordinateur</text:span></text:p>
              </text:list-item>
              <text:list-item>
                <text:p text:style-name="P10"><text:span text:style-name="T1">Smartphone</text:span></text:p>
              </text:list-item>
              <text:list-item>
                <text:p text:style-name="P10"><text:span text:style-name="T1">Tablette</text:span></text:p>
              </text:list-item>
            </text:list>
            <text:p text:style-name="P8"><text:span text:style-name="T1">Message : </text:span></text:p>
            <text:h text:style-name="P1" text:outline-level="3"><text:span text:style-name="T1">Vous êtes un robot ?</text:span></text:h>
            <text:list xml:id="list2891627344" text:style-name="L3">
              <text:list-item>
                <text:p text:style-name="P11"><text:span text:style-name="T1">Oui</text:span></text:p>
              </text:list-item>
              <text:list-item>
                <text:p text:style-name="P11"><text:soft-page-break/><text:span text:style-name="T1">Non</text:span></text:p>
              </text:list-item>
              <text:list-item>
                <text:p text:style-name="P11"><text:span text:style-name="T1">Nous sommes tous des robots</text:span></text:p>
              </text:list-item>
            </text:list>
            <text:p text:style-name="P8"><text:span text:style-name="T1">Envoyer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08:30:08.460000000</meta:creation-date>
    <dc:date>2020-09-28T17:41:35.573000000</dc:date>
    <meta:editing-duration>PT23M58S</meta:editing-duration>
    <meta:editing-cycles>6</meta:editing-cycles>
    <meta:generator>LibreOffice/6.3.3.2$Windows_X86_64 LibreOffice_project/a64200df03143b798afd1ec74a12ab50359878ed</meta:generator>
    <meta:document-statistic meta:table-count="3" meta:image-count="0" meta:object-count="0" meta:page-count="2" meta:paragraph-count="25" meta:word-count="82" meta:character-count="512" meta:non-whitespace-character-count="459"/>
  </office:meta>
</office:document-meta>
</file>